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1mm"/>
    </style:style>
    <style:style style:name="co3" style:family="table-column">
      <style:table-column-properties fo:break-before="auto" style:column-width="85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15.08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PROJEK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Dokumentacja</text:p>
          </table:table-cell>
          <table:covered-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Dostateczna</text:p>
          </table:table-cell>
          <table:table-cell table:style-name="ce6" office:value-type="string" calcext:value-type="string">
            <text:p>done?</text:p>
          </table:table-cell>
          <table:table-cell/>
          <table:table-cell table:style-name="ce3" office:value-type="string" calcext:value-type="string">
            <text:p>I. Projekt koncepcji, założenia</text:p>
          </table:table-cell>
          <table:table-cell table:style-name="ce6" office:value-type="string" calcext:value-type="string">
            <text:p>done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za danych złożona z minimum 7 tabel powiązanych relacja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definiowanie tematu projek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widokó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za wymagań użytkowni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kluczy obcy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projektowanie funkcj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funkcji agregującyc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zegląd i wprowadzanie danych poprzez formularze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II. Projekt diagramów (konceptualny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yprowadzanie informacji w formie raportó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dowa i analiza diagramu przepływu danych (DFD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kumentacja zgodna ze wzo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definiowanie encji (obiektów) oraz ich atrybutó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aprojektowanie relacji pomiędzy encjami (ER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Dobr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 calcext:value-type="string">
            <text:p>Widoki zawierające funkcje agregujące wykorzystujące różne parametry klauzul GROUP BY oraz HAVING</text:p>
          </table:table-cell>
          <table:table-cell office:value-type="string" calcext:value-type="string">
            <text:p>0.5</text:p>
          </table:table-cell>
          <table:table-cell/>
          <table:table-cell table:style-name="ce3" office:value-type="string" calcext:value-type="string">
            <text:p>III. Projekt logiczny</text:p>
          </table:table-cell>
          <table:table-cell/>
        </table:table-row>
        <table:table-row table:style-name="ro3">
          <table:table-cell table:number-columns-repeated="3"/>
          <table:table-cell table:style-name="ce4" office:value-type="string" calcext:value-type="string">
            <text:p>Walidacja danych w bazie, wykorzystanie funkcji wbudowanych i wyzwalaczy, kontrola spójności danych, blokoada wprowadzania niepoprawnych wartości dany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jektowanie tabel, kluczy, indeksó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łowniki danych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3"/>
          <table:table-cell table:style-name="ce3" office:value-type="string" calcext:value-type="string">
            <text:p>Bardzo dobra</text:p>
          </table:table-cell>
          <table:table-cell table:number-columns-repeated="2"/>
          <table:table-cell table:style-name="ce4" office:value-type="string" calcext:value-type="string">
            <text:p>Analiza zależności funkcyjnych i normalizacja tabel (3NF ewentualnie BCNF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 10 tabel powiązanych relacjami 1-do-n i n-do-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ormalizacja struktury tabe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zbudowany mechanizm funkcji wbudowanych i wyzwalacz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projektowanie operacji na dany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óżne poziomy dostępu do bazy danych – system autoryzacj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IV. Projekt funkcjonal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terfejsy do prezentacji, edycji i obsługi dany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izualizacja dany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definiowanie panelu sterowania aplikacj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kropoleceni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3" office:value-type="string" calcext:value-type="string">
            <text:p>V. Dokumentacja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prowadzenie dany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okumentacja użytkownik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6"/>
          <table:table-cell table:style-name="ce4" office:value-type="string" calcext:value-type="string">
            <text:p>Opracowanie dokumentacji technicznej kodu (może być automatycznie generowan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ykaz literatury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21:54:31.724806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0:34:39.590257720</meta:creation-date>
    <meta:generator>LibreOffice/6.0.7.3$Linux_X86_64 LibreOffice_project/00m0$Build-3</meta:generator>
    <dc:date>2020-01-20T21:56:49.332669842</dc:date>
    <meta:editing-duration>PT4H1M30S</meta:editing-duration>
    <meta:editing-cycles>10</meta:editing-cycles>
    <meta:document-statistic meta:table-count="1" meta:cell-count="74" meta:object-count="0"/>
  </office:meta>
</office:document-meta>
</file>